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-do lista</text:p>
      <text:p text:style-name="Standard">Allting som har med scripting att göra finns i Scripting.odt</text:p>
      <text:p text:style-name="Standard"/>
      <text:p text:style-name="P1">Allmänt</text:p>
      <text:p text:style-name="P2">Världsklass – Server, hanterar skapandet av och information om kuberna</text:p>
      <text:p text:style-name="P2">Spelarklass – Server, hanterar information om spelarna, så som position</text:p>
      <text:p text:style-name="P2">Ljud – Klient(?), Vi har redan några såna här, men ska det finnas fler?</text:p>
      <text:p text:style-name="P1"/>
      <text:p text:style-name="P1">Gameplay</text:p>
      <text:p text:style-name="P2">Skjuta – Att kunna skjuta varandra är viktigt</text:p>
      <text:p text:style-name="P2">Switchar – Placera ut switchar på kuberna så man kan ändra gravitationen</text:p>
      <text:p text:style-name="P2">Respawning – Att kunna leva igen är typ lika viktigt som att kunna skjuta varandra</text:p>
      <text:p text:style-name="P1"/>
      <text:p text:style-name="P1">GUI</text:p>
      <text:p text:style-name="P2">Cross hair – Så att man kan sikta lättare</text:p>
      <text:p text:style-name="P2">Meny – Fint att ha någon sorts sådan</text:p>
      <text:p text:style-name="P1"/>
      <text:p text:style-name="P1">TA-grejer</text:p>
      <text:p text:style-name="P2">Spelarmodeller – Så att man kan se varandra</text:p>
      <text:p text:style-name="P2">Vapenmodell – Coolt ska det va! :D</text:p>
      <text:p text:style-name="P2">Händer – Håller i vapnet</text:p>
      <text:p text:style-name="P2">Kubmodeller – Coola kuber! Eller ja, i alla fall inte ank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idleif </meta:initial-creator>
    <meta:creation-date>2013-05-12T23:31:35.40</meta:creation-date>
    <dc:date>2013-05-12T23:47:45.12</dc:date>
    <dc:creator>Gnidleif </dc:creator>
    <meta:editing-duration>PT16M9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1" meta:paragraph-count="18" meta:word-count="133" meta:character-count="746"/>
  </office:meta>
</office:document-meta>
</file>